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ize1</text:p>
          </table:table-cell>
          <table:table-cell office:value-type="string" calcext:value-type="string">
            <text:p>Size2</text:p>
          </table:table-cell>
          <table:table-cell office:value-type="string" calcext:value-type="string">
            <text:p>Size3</text:p>
          </table:table-cell>
          <table:table-cell office:value-type="string" calcext:value-type="string">
            <text:p>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vertex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F3]*[.B3]*[.C3]*[.D3]*[.E3] * [.$I$3]" office:value-type="float" office:value="24" calcext:value-type="float">
            <text:p/>
          </table:table-cell>
          <table:table-cell/>
          <table:table-cell table:formula="of:=1 /(8 * 1024*1024)" office:value-type="float" office:value="0.000000119209289550781" calcext:value-type="float">
            <text:p/>
          </table:table-cell>
        </table:table-row>
        <table:table-row table:style-name="ro1">
          <table:table-cell office:value-type="string" calcext:value-type="string">
            <text:p>Light (normals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F4]*[.B4]*[.C4]*[.D4]*[.E4] * [.$I$3]" office:value-type="float" office:value="2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(depth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F5]*[.B5]*[.C5]*[.D5]*[.E5] * [.$I$3]" office:value-type="float" office:value="16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depth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formula="of:=[.F6]*[.B6]*[.C6]*[.D6]*[.E6] * [.$I$3]" office:value-type="float" office:value="6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color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formula="of:=[.F7]*[.B7]*[.C7]*[.D7]*[.E7] * [.$I$3]" office:value-type="float" office:value="256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2 (color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formula="of:=[.F8]*[.B8]*[.C8]*[.D8]*[.E8] * [.$I$3]" office:value-type="float" office:value="256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mipmaps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F9]*[.B9]*[.C9]*[.D9]*[.E9] * [.$I$3]" office:value-type="float" office:value="6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mipmaps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[.F10]*[.B10]*[.C10]*[.D10]*[.E10] * [.$I$3]" office:value-type="float" office:value="16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mipmaps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F11]*[.B11]*[.C11]*[.D11]*[.E11] * [.$I$3]" office:value-type="float" office:value="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:.G12])" office:value-type="float" office:value="724" calcext:value-type="floa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09:47:03.721000000</meta:creation-date>
    <dc:date>2014-06-20T17:04:07.124000000</dc:date>
    <meta:editing-duration>PT6H1M22S</meta:editing-duration>
    <meta:editing-cycles>1</meta:editing-cycles>
    <meta:document-statistic meta:table-count="1" meta:cell-count="78" meta:object-count="0"/>
    <meta:generator>LibreOffice/4.2.1.1$Windows_x86 LibreOffice_project/d7dbbd7842e6a58b0f521599204e827654e1fb8b</meta:generator>
  </office:meta>
</office:document-meta>
</file>